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/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7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4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table:style-name="ce25"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7847.49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table:style-name="ce25"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 table:style-name="ce25"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4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/>
          <table:table-cell table:style-name="ce25" table:number-columns-repeated="3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2"/>
          <table:table-cell table:style-name="ce25" table:number-columns-repeated="3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5"/>
          <table:table-cell table:style-name="ce25"/>
          <table:table-cell table:style-name="ce34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 table:style-name="ce25"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4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4" office:value-type="string" calcext:value-type="string">
            <text:p>+2505.52</text:p>
          </table:table-cell>
          <table:table-cell table:number-columns-repeated="3"/>
          <table:table-cell table:style-name="ce25"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5" office:value-type="string" calcext:value-type="string">
            <text:p>-836</text:p>
          </table:table-cell>
          <table:table-cell table:style-name="ce35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table:style-name="ce25"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4"/>
          <table:table-cell table:style-name="ce25" table:number-columns-repeated="3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5"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5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34" office:value-type="string" calcext:value-type="string">
            <text:p>+22276</text:p>
          </table:table-cell>
          <table:table-cell table:style-name="ce34" office:value-type="string" calcext:value-type="string">
            <text:p>+254</text:p>
          </table:table-cell>
          <table:table-cell table:style-name="ce25"/>
          <table:table-cell table:style-name="ce35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5"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/>
          <table:table-cell table:style-name="ce25" table:number-columns-repeated="3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 table:style-name="ce25"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4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table:style-name="ce25"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/>
          <table:table-cell table:style-name="ce25" table:number-columns-repeated="3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 table:style-name="ce2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table:style-name="ce25"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/>
          <table:table-cell table:style-name="ce25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table:style-name="ce25"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5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4"/>
          <table:table-cell table:style-name="ce2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5"/>
          <table:table-cell table:style-name="ce25"/>
          <table:table-cell table:style-name="ce34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 table:style-name="ce25"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table:style-name="ce25"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5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832.6</text:p>
          </table:table-cell>
          <table:table-cell table:number-columns-repeated="2"/>
          <table:table-cell table:style-name="ce34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table:style-name="ce25"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5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style-name="ce3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table:style-name="ce34" office:value-type="string" calcext:value-type="string">
            <text:p>+485</text:p>
          </table:table-cell>
          <table:table-cell table:style-name="ce34" office:value-type="string" calcext:value-type="string">
            <text:p>+33738</text:p>
          </table:table-cell>
          <table:table-cell/>
          <table:table-cell table:style-name="ce25"/>
          <table:table-cell table:style-name="ce34" office:value-type="string" calcext:value-type="string">
            <text:p>+12333</text:p>
          </table:table-cell>
          <table:table-cell table:style-name="ce34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5876 +156.12$</text:p>
          </table:table-cell>
          <table:table-cell table:style-name="ce34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5"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 table:style-name="ce25"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table:style-name="ce25"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table:style-name="ce25"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table:style-name="ce25"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table:style-name="ce25"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5"/>
          <table:table-cell table:style-name="ce25" table:number-columns-repeated="3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 table:style-name="ce25"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table:style-name="ce25"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table:style-name="ce25"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table:style-name="ce25"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/>
          <table:table-cell table:style-name="ce25" table:number-columns-repeated="3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table:style-name="ce25"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table:style-name="ce25"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table:style-name="ce25"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table:style-name="ce25"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table:style-name="ce25"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style-name="ce25" table:number-columns-repeated="3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4"/>
          <table:table-cell table:style-name="ce25" table:number-columns-repeated="3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ce24" office:value-type="string" calcext:value-type="string">
            <text:p>n</text:p>
          </table:table-cell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6" office:value-type="string" calcext:value-type="string">
            <text:p>рЭ к д</text:p>
          </table:table-cell>
          <table:table-cell table:style-name="ce40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table:style-name="ce25" office:value-type="string" calcext:value-type="string">
            <text:p>0.57</text:p>
          </table:table-cell>
          <table:table-cell table:style-name="ce34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 table:style-name="ce25"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table:style-name="ce25"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office:value-type="string" calcext:value-type="string">
            <text:p>-1347.99</text:p>
          </table:table-cell>
          <table:table-cell/>
          <table:table-cell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 table:number-rows-repeated="10484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4"/>
          <table:table-cell table:style-name="ce44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5" office:value-type="string" calcext:value-type="string">
            <text:p>-301.55 </text:p>
          </table:table-cell>
          <table:table-cell table:number-columns-repeated="5"/>
          <table:table-cell table:style-name="ce3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/>
          <table:table-cell table:style-name="ce35" office:value-type="string" calcext:value-type="string">
            <text:p>-14736.63</text:p>
          </table:table-cell>
          <table:table-cell/>
          <table:table-cell table:style-name="ce35" office:value-type="string" calcext:value-type="string">
            <text:p>-3228.5</text:p>
          </table:table-cell>
          <table:table-cell/>
          <table:table-cell table:style-name="ce3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5" office:value-type="string" calcext:value-type="string">
            <text:p>-623</text:p>
          </table:table-cell>
          <table:table-cell table:style-name="ce35" office:value-type="string" calcext:value-type="string">
            <text:p>-960.85</text:p>
          </table:table-cell>
          <table:table-cell table:style-name="ce3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45551.52</text:p>
          </table:table-cell>
          <table:table-cell table:style-name="ce34" office:value-type="string" calcext:value-type="string">
            <text:p>+338</text:p>
          </table:table-cell>
          <table:table-cell table:style-name="ce34" office:value-type="string" calcext:value-type="string">
            <text:p>+17902</text:p>
          </table:table-cell>
          <table:table-cell table:number-columns-repeated="2"/>
          <table:table-cell table:style-name="ce34" office:value-type="string" calcext:value-type="string">
            <text:p>+63548</text:p>
          </table:table-cell>
          <table:table-cell table:style-name="ce34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5" office:value-type="string" calcext:value-type="string">
            <text:p>-1906</text:p>
          </table:table-cell>
          <table:table-cell/>
          <table:table-cell table:style-name="ce3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4" office:value-type="string" calcext:value-type="string">
            <text:p>+1720</text:p>
          </table:table-cell>
          <table:table-cell table:style-name="ce34" office:value-type="string" calcext:value-type="string">
            <text:p>+18205</text:p>
          </table:table-cell>
          <table:table-cell table:style-name="ce34" office:value-type="string" calcext:value-type="string">
            <text:p>+20</text:p>
          </table:table-cell>
          <table:table-cell/>
          <table:table-cell table:style-name="ce35" office:value-type="string" calcext:value-type="string">
            <text:p>-6465</text:p>
          </table:table-cell>
          <table:table-cell table:style-name="ce34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4" office:value-type="string" calcext:value-type="string">
            <text:p>+500</text:p>
          </table:table-cell>
          <table:table-cell table:number-columns-repeated="5"/>
          <table:table-cell table:style-name="ce3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5" office:value-type="string" calcext:value-type="string">
            <text:p>-1085</text:p>
          </table:table-cell>
          <table:table-cell/>
          <table:table-cell table:style-name="ce3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+1228.55</text:p>
          </table:table-cell>
          <table:table-cell table:style-name="ce34" office:value-type="string" calcext:value-type="string">
            <text:p>+2519</text:p>
          </table:table-cell>
          <table:table-cell table:style-name="ce35" office:value-type="string" calcext:value-type="string">
            <text:p>-1037</text:p>
          </table:table-cell>
          <table:table-cell table:style-name="ce34" office:value-type="string" calcext:value-type="string">
            <text:p>+5</text:p>
          </table:table-cell>
          <table:table-cell/>
          <table:table-cell table:style-name="ce34" office:value-type="string" calcext:value-type="string">
            <text:p>+2710</text:p>
          </table:table-cell>
          <table:table-cell table:style-name="ce34" office:value-type="string" calcext:value-type="string">
            <text:p>+163</text:p>
          </table:table-cell>
          <table:table-cell table:number-columns-repeated="7"/>
          <table:table-cell table:style-name="ce34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  <table:table-cell table:style-name="ce25" table:number-columns-repeated="15360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-1706</text:p>
          </table:table-cell>
          <table:table-cell table:style-name="ce35" office:value-type="string" calcext:value-type="string">
            <text:p>-510.1</text:p>
          </table:table-cell>
          <table:table-cell table:style-name="ce35" office:value-type="string" calcext:value-type="string">
            <text:p>-1132.48</text:p>
          </table:table-cell>
          <table:table-cell/>
          <table:table-cell table:style-name="ce34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4" office:value-type="string" calcext:value-type="string">
            <text:p>+14949</text:p>
          </table:table-cell>
          <table:table-cell table:style-name="ce34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4" office:value-type="string" calcext:value-type="string">
            <text:p>+184574</text:p>
          </table:table-cell>
          <table:table-cell table:style-name="ce34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6" table:number-columns-repeated="2"/>
          <table:table-cell table:style-name="ce24"/>
          <table:table-cell table:style-name="ce39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20:17:09.8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9T20:22:05.759000000</dc:date>
    <meta:editing-duration>P12DT19H49M41S</meta:editing-duration>
    <meta:editing-cycles>5447</meta:editing-cycles>
    <meta:document-statistic meta:table-count="7" meta:cell-count="14834" meta:object-count="0"/>
    <meta:user-defined meta:name="qrichtext">1</meta:user-defined>
  </office:meta>
</office:document-meta>
</file>